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Ya tengo muy claro lo que buscas: una explicación del ADN que no sea la típica descripción biológica, sino una <text:span text:style-name="Strong_20_Emphasis">lectura conceptual</text:span>, coherente con tu modelo lógico, rigurosa pero accesible, y que prepare al lector para entender al ADN como <text:span text:style-name="Strong_20_Emphasis">el núcleo generador de lógica, inteligencia y proceso</text:span> dentro de la vida.</text:p>
      <text:p text:style-name="Text_20_body">Voy a tomar tu borrador, respetar todas tus ideas esenciales, corregir lo que necesite precisión, pulir la estructura y darle un tono fluido, reflexivo y sólido.<text:line-break/>La extensión será aproximadamente la que pides (alrededor de 1500 palabras).</text:p>
      <text:p text:style-name="Text_20_body">Aquí tienes una <text:span text:style-name="Strong_20_Emphasis">versión completa, cohesionada y lista para usar</text:span>.</text:p>
      <text:p text:style-name="Horizontal_20_Line"/>
      <text:h text:style-name="Heading_20_1" text:outline-level="1"><text:span text:style-name="Strong_20_Emphasis">ADN: la estructura que hace posible la lógica de la vida</text:span></text:h>
      <text:p text:style-name="Text_20_body">El ADN es, ante todo, una molécula. Una molécula extraordinariamente grande, compleja y estable. Esta simple afirmación ya contiene algo sorprendente: en la naturaleza, la mayoría de las moléculas son pequeñas, simples, efímeras. El ADN, en cambio, es una estructura gigantesca cuando la comparamos con las formaciones químicas habituales. Su tamaño y complejidad no son triviales: son la base de todo lo que la vida puede llegar a hacer.</text:p>
      <text:p text:style-name="Text_20_body">El elemento clave que permite esta complejidad es el carbono. El carbono es un material especial, capaz de formar cadenas largas, ramificadas, flexibles y estables. Esta capacidad lo convierte en el soporte ideal para moléculas de gran tamaño. Y entre todas las combinaciones posibles que la química del carbono puede generar, una de ellas —el ADN— posee propiedades tan excepcionales que, una vez aparece, desencadena una cadena de consecuencias que transforman un planeta entero.</text:p>
      <text:p text:style-name="Text_20_body">El ADN surge de forma natural en la Tierra hace unos cuatro mil millones de años. No es un accidente irrepetible ni un acto intencional. Es simplemente materia obedeciendo las leyes de la física y la química. Cuando las condiciones del entorno lo permiten, la materia se organiza en nuevas formas. Y si una de esas formas es posible, tarde o temprano aparecerá. Lo sorprendente no es que el ADN se forme, sino lo que ocurre después: las propiedades de esta molécula son tan singulares que, una vez existe, inaugura un tipo de actividad completamente nuevo en el universo.</text:p>
      <text:p text:style-name="Text_20_body">La característica más sorprendente del ADN es que <text:span text:style-name="Strong_20_Emphasis">se reproduce</text:span>. Esta propiedad, que puede parecer casi mágica, es en realidad un fenómeno físico: una estructura capaz de copiarse a sí misma cuando se dan las condiciones adecuadas. Pero las consecuencias de esta capacidad son tan profundas que marcan el inicio de lo que llamamos vida.</text:p>
      <text:p text:style-name="Horizontal_20_Line"/>
      <text:h text:style-name="Heading_20_2" text:outline-level="2"><text:span text:style-name="Strong_20_Emphasis">La vida comienza con una molécula que se reproduce</text:span></text:h>
      <text:p text:style-name="Text_20_body">Antes del ADN existió otra molécula: el ARN. El ARN es más simple, más frágil y menos estable, pero tiene una propiedad crucial: puede reproducirse. En la Tierra primitiva, hace miles de millones de años, <text:soft-page-break/>el ARN aparece como una estructura capaz de copiarse con cierta fidelidad, aunque con errores frecuentes. Esos errores —esas variaciones— son el germen de la evolución.</text:p>
      <text:p text:style-name="Text_20_body">Podemos considerar al ARN como el primer paso hacia la vida. Más tarde, el ARN dará lugar al ADN, una molécula más grande, más compleja y mucho más estable. El ADN conserva la capacidad de reproducirse, pero lo hace con mayor precisión y con una estructura más robusta. Así, toda la vida conocida comienza con moléculas que se reproducen. La vida no empieza con células, ni con organismos, ni con metabolismo: empieza con <text:span text:style-name="Strong_20_Emphasis">información que se copia</text:span>.</text:p>
      <text:p text:style-name="Horizontal_20_Line"/>
      <text:h text:style-name="Heading_20_2" text:outline-level="2"><text:span text:style-name="Strong_20_Emphasis">Todos los seres vivientes tienen ADN</text:span></text:h>
      <text:p text:style-name="Text_20_body">Hoy, todos los organismos vivientes —desde las bacterias hasta los árboles, desde los hongos hasta los seres humanos— tienen ADN. Conceptualmente, podemos decir que las criaturas vivientes son <text:span text:style-name="Strong_20_Emphasis">expresiones del ADN</text:span>. Cada individuo es una manifestación temporal de la información contenida en su ADN.</text:p>
      <text:p text:style-name="Text_20_body">El ADN contiene la información necesaria para construir un individuo. Define su forma, coordina sus procesos internos, regula su funcionamiento y dirige su desarrollo. El individuo está definido en su ADN. No como un plano rígido, sino como un conjunto de instrucciones dinámicas que interactúan con el entorno para producir un organismo vivo.</text:p>
      <text:p text:style-name="Horizontal_20_Line"/>
      <text:h text:style-name="Heading_20_2" text:outline-level="2"><text:span text:style-name="Strong_20_Emphasis">Materia y abstracción lógica</text:span></text:h>
      <text:p text:style-name="Text_20_body">Aquí aparece un punto fundamental para nuestro modelo: el ADN es materia, pero es materia con significado lógico. Es una molécula formada por átomos, sin más. Sin embargo, esa materia puede ser interpretada como información. Contiene datos, instrucciones, procedimientos. No porque esos datos existan físicamente como símbolos, sino porque la estructura del ADN puede ser leída, interpretada y utilizada para producir resultados.</text:p>
      <text:p text:style-name="Text_20_body">Esto nos obliga a distinguir dos dimensiones:</text:p>
      <text:list xml:id="list3759562649" text:style-name="L1">
        <text:list-item>
          <text:p text:style-name="P2">la dimensión material del ADN, que pertenece al mundo físico </text:p>
        </text:list-item>
        <text:list-item>
          <text:p text:style-name="P1">la dimensión lógica del ADN, que pertenece al universo de las ideas </text:p>
        </text:list-item>
      </text:list>
      <text:p text:style-name="Text_20_body">El ADN no contiene “información” en el sentido humano del término. Lo que contiene es una estructura material que puede ser interpretada como información por los sistemas biológicos. Los datos, las instrucciones y los procedimientos no existen como objetos físicos dentro de la molécula. Son interpretaciones lógicas. Son conceptos. Son ideas.</text:p>
      <text:p text:style-name="Text_20_body">La vida, por tanto, combina materia e ideas. Materia que produce abstracciones. Materia que genera lógica.</text:p>
      <text:p text:style-name="Horizontal_20_Line"/>
      <text:h text:style-name="Heading_20_2" text:outline-level="2"><text:soft-page-break/><text:span text:style-name="Strong_20_Emphasis">El ADN como origen y núcleo lógico de la vida</text:span></text:h>
      <text:p text:style-name="Text_20_body">Hemos visto que la inteligencia está presente en cada detalle de la vida: en la adaptación, en la resolución de problemas, en el diseño de los organismos, en la regulación de sus procesos vitales. La vida produce actividad lógica. Y toda esa actividad lógica tiene su origen en el ADN.</text:p>
      <text:p text:style-name="Text_20_body">El ADN es el soporte donde se almacena la información. Es el mecanismo que permite el aprendizaje y la evolución. Es la base del cálculo biológico. Es el núcleo lógico de la vida.</text:p>
      <text:p text:style-name="Text_20_body">Una de sus características más importantes es su estabilidad. El ADN es, en esencia, inmutable: la información contenida en él no puede modificarse directamente durante la vida del individuo. Esta inmutabilidad proporciona estabilidad al sistema. Pero al mismo tiempo, el ADN es el soporte donde la información se revisa, se reestructura y se modifica a lo largo de las generaciones. Esta combinación —estabilidad y variación— produce un efecto secundario extraordinario: <text:span text:style-name="Strong_20_Emphasis">el aprendizaje evolutivo</text:span>.</text:p>
      <text:p text:style-name="Text_20_body">La vida aprende a través de la experiencia acumulada de sus individuos. Cada generación incorpora pequeñas variaciones que, con el tiempo, permiten resolver problemas, adaptarse a nuevos entornos y aumentar en complejidad.</text:p>
      <text:p text:style-name="Horizontal_20_Line"/>
      <text:h text:style-name="Heading_20_2" text:outline-level="2"><text:span text:style-name="Strong_20_Emphasis">Composición modular: ladrillos de información intercambiables</text:span></text:h>
      <text:p text:style-name="Text_20_body">Otra característica notable del ADN es su composición modular. La información está organizada en bloques —genes, segmentos, secuencias— que pueden ser cortados, copiados, pegados y reorganizados. Esta modularidad permite que la información pueda transferirse incluso entre especies diferentes. La vida no solo aprende: comparte lo aprendido.</text:p>
      <text:p text:style-name="Text_20_body">La modularidad convierte al ADN en un sistema flexible, capaz de generar combinaciones nuevas sin perder su estructura básica. Es un lenguaje con reglas claras, pero con una creatividad inmensa.</text:p>
      <text:p text:style-name="Horizontal_20_Line"/>
      <text:h text:style-name="Heading_20_2" text:outline-level="2"><text:span text:style-name="Strong_20_Emphasis">Inmortalidad lógica: el soporte muere, la información continúa</text:span></text:h>
      <text:p text:style-name="Text_20_body">Solemos decir que los organismos transmiten su ADN a su descendencia. Pero esta frase es engañosa. Lo que realmente ocurre es otra cosa: el individuo crea una copia de su ADN, y esa copia genera un nuevo cuerpo. El efecto secundario es que la información que define al individuo continúa su existencia en una nueva vida.</text:p>
      <text:p text:style-name="Text_20_body">La copia no es idéntica. Es una versión revisada, que incorpora variaciones y, en cierto sentido, la experiencia acumulada de generaciones anteriores. El nuevo cuerpo será ligeramente diferente, pero la esencia lógica —la información que define al individuo— continúa.</text:p>
      <text:p text:style-name="Text_20_body">El cuerpo muere. La información no. La lógica que forma el “espíritu” del individuo es virtualmente inmortal. Vive generación tras generación, aprendiendo, adaptándose, transformándose.</text:p>
      <text:p text:style-name="Horizontal_20_Line"/>
      <text:h text:style-name="Heading_20_2" text:outline-level="2"><text:soft-page-break/><text:span text:style-name="Strong_20_Emphasis">ADN, memoria, experiencia, aprendizaje, complejidad y evolución</text:span></text:h>
      <text:p text:style-name="Text_20_body">El ADN funciona como un tipo de memoria. Un soporte capaz de almacenar información, mantener su estructura, introducir modificaciones y aumentar en complejidad. Esta memoria no es estática: es dinámica. Y su dinamismo proviene de una de sus características más notables: la reproducción.</text:p>
      <text:p text:style-name="Text_20_body">La reproducción permite que la información se copie, se revise, se reorganice y se expanda. Permite que la vida aprenda. Permite que la vida evolucione. Permite que la vida genere inteligencia.</text:p>
      <text:p text:style-name="Text_20_body">El ADN es, en última instancia, la estructura que hace posible la lógica de la vida. Es la base material de un proceso abstracto. Es el origen de la inteligencia biológica. Es el núcleo del sistema que convierte materia en comportamiento, química en estrategia, átomos en ideas.</text:p>
      <text:p text:style-name="Horizontal_20_Line"/>
      <text:p text:style-name="Text_20_body">Si quieres, puedo ayudarte a:</text:p>
      <text:list xml:id="list3964060210" text:style-name="L2">
        <text:list-item>
          <text:p text:style-name="P4">integrar esta sección con la introducción general del modelo </text:p>
        </text:list-item>
        <text:list-item>
          <text:p text:style-name="P4">preparar la transición hacia la reproducción o el ciclo de vida </text:p>
        </text:list-item>
        <text:list-item>
          <text:p text:style-name="P4">ajustar el tono (más técnico, más poético, más narrativo) </text:p>
        </text:list-item>
        <text:list-item>
          <text:p text:style-name="P3">o expandir algún apartado para reforzar tu tesis central </text:p>
        </text:list-item>
      </text:list>
      <text:p text:style-name="Text_20_body">Tú decides hacia dónde avanzamo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30T18:09:51.171000000</meta:creation-date>
    <dc:date>2026-01-30T18:21:11.004000000</dc:date>
    <meta:editing-duration>PT11M20S</meta:editing-duration>
    <meta:editing-cycles>1</meta:editing-cycles>
    <meta:document-statistic meta:table-count="0" meta:image-count="0" meta:object-count="0" meta:page-count="4" meta:paragraph-count="43" meta:word-count="1410" meta:character-count="8922" meta:non-whitespace-character-count="7555"/>
    <meta:generator>LibreOffice/7.3.5.2$Windows_X86_64 LibreOffice_project/184fe81b8c8c30d8b5082578aee2fed2ea847c01</meta:generator>
  </office:meta>
</office:document-meta>
</file>